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shk-account-2026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date" office:date-value="2026-01-02" calcext:value-type="date">
            <text:p>2026-01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31.6" calcext:value-type="float">
            <text:p>131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date" office:date-value="2026-01-02" calcext:value-type="date">
            <text:p>2026-01-02</text:p>
          </table:table-cell>
          <table:table-cell office:value-type="string" calcext:value-type="string">
            <text:p>AWS cost (12 USD) for discourse.opensource.hk</text:p>
          </table:table-cell>
          <table:table-cell office:value-type="float" office:value="93.48" calcext:value-type="float">
            <text:p>93.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93.48" calcext:value-type="float">
            <text:p>93.48</text:p>
          </table:table-cell>
        </table:table-row>
        <table:table-row table:style-name="ro1">
          <table:table-cell office:value-type="date" office:date-value="2026-02-02" calcext:value-type="date">
            <text:p>2026-02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31.6" calcext:value-type="float">
            <text:p>131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date" office:date-value="2026-02-02" calcext:value-type="date">
            <text:p>2026-02-02</text:p>
          </table:table-cell>
          <table:table-cell office:value-type="string" calcext:value-type="string">
            <text:p>AWS cost (12 USD) for discourse.opensource.hk</text:p>
          </table:table-cell>
          <table:table-cell office:value-type="float" office:value="93.48" calcext:value-type="float">
            <text:p>93.4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93.48" calcext:value-type="float">
            <text:p>93.48</text:p>
          </table:table-cell>
        </table:table-row>
        <table:table-row table:style-name="ro1">
          <table:table-cell office:value-type="date" office:date-value="2026-03-02" calcext:value-type="date">
            <text:p>2026-03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31.6" calcext:value-type="float">
            <text:p>131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date" office:date-value="2026-03-02" calcext:value-type="date">
            <text:p>2026-03-02</text:p>
          </table:table-cell>
          <table:table-cell office:value-type="string" calcext:value-type="string">
            <text:p>AWS cost (12 USD) for discourse.opensource.hk</text:p>
          </table:table-cell>
          <table:table-cell office:value-type="float" office:value="93.48" calcext:value-type="float">
            <text:p>93.4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93.48" calcext:value-type="float">
            <text:p>93.48</text:p>
          </table:table-cell>
        </table:table-row>
        <table:table-row table:style-name="ro1">
          <table:table-cell table:number-columns-repeated="4"/>
        </table:table-row>
      </table:table>
      <table:table table:name="oshk-account-2025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date" office:date-value="2025-01-02" calcext:value-type="date">
            <text:p>2025-01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5-02-02" calcext:value-type="date">
            <text:p>2025-02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5-03-02" calcext:value-type="date">
            <text:p>2025-03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5-03-21" calcext:value-type="date">
            <text:p>2025-03-21</text:p>
          </table:table-cell>
          <table:table-cell office:value-type="string" calcext:value-type="string">
            <text:p>Meetup subscription 1-year (122.49 USD)</text:p>
          </table:table-cell>
          <table:table-cell office:value-type="float" office:value="954.19" calcext:value-type="float">
            <text:p>954.1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954.19" calcext:value-type="float">
            <text:p>954.19</text:p>
          </table:table-cell>
        </table:table-row>
        <table:table-row table:style-name="ro1">
          <table:table-cell office:value-type="date" office:date-value="2025-04-02" calcext:value-type="date">
            <text:p>2025-04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5-05-02" calcext:value-type="date">
            <text:p>2025-05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5-07-02" calcext:value-type="date">
            <text:p>2025-07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5-08-02" calcext:value-type="date">
            <text:p>2025-08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26.73" calcext:value-type="float">
            <text:p>126.7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126.73" calcext:value-type="float">
            <text:p>126.73</text:p>
          </table:table-cell>
        </table:table-row>
        <table:table-row table:style-name="ro1">
          <table:table-cell office:value-type="date" office:date-value="2025-08-02" calcext:value-type="date">
            <text:p>2025-08-02</text:p>
          </table:table-cell>
          <table:table-cell office:value-type="string" calcext:value-type="string">
            <text:p>AWS cost (12 USD) for discourse.opensource.hk</text:p>
          </table:table-cell>
          <table:table-cell office:value-type="float" office:value="93.48" calcext:value-type="float">
            <text:p>93.4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93.48" calcext:value-type="float">
            <text:p>93.48</text:p>
          </table:table-cell>
        </table:table-row>
        <table:table-row table:style-name="ro1">
          <table:table-cell office:value-type="date" office:date-value="2025-09-02" calcext:value-type="date">
            <text:p>2025-09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31.6" calcext:value-type="float">
            <text:p>131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date" office:date-value="2025-09-02" calcext:value-type="date">
            <text:p>2025-09-02</text:p>
          </table:table-cell>
          <table:table-cell office:value-type="string" calcext:value-type="string">
            <text:p>AWS cost (12 USD) for discourse.opensource.hk</text:p>
          </table:table-cell>
          <table:table-cell office:value-type="float" office:value="93.48" calcext:value-type="float">
            <text:p>93.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93.48" calcext:value-type="float">
            <text:p>93.48</text:p>
          </table:table-cell>
        </table:table-row>
        <table:table-row table:style-name="ro1">
          <table:table-cell office:value-type="date" office:date-value="2025-10-02" calcext:value-type="date">
            <text:p>2025-10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31.6" calcext:value-type="float">
            <text:p>131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date" office:date-value="2025-10-02" calcext:value-type="date">
            <text:p>2025-10-02</text:p>
          </table:table-cell>
          <table:table-cell office:value-type="string" calcext:value-type="string">
            <text:p>AWS cost (12 USD) for discourse.opensource.hk</text:p>
          </table:table-cell>
          <table:table-cell office:value-type="float" office:value="93.48" calcext:value-type="float">
            <text:p>93.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93.48" calcext:value-type="float">
            <text:p>93.48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Zoom Pro Annual (159.9 USD)</text:p>
          </table:table-cell>
          <table:table-cell office:value-type="float" office:value="1252.21" calcext:value-type="float">
            <text:p>1252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252.21" calcext:value-type="float">
            <text:p>1252.21</text:p>
          </table:table-cell>
        </table:table-row>
        <table:table-row table:style-name="ro1">
          <table:table-cell office:value-type="date" office:date-value="2025-11-02" calcext:value-type="date">
            <text:p>2025-11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31.6" calcext:value-type="float">
            <text:p>131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date" office:date-value="2025-11-02" calcext:value-type="date">
            <text:p>2025-11-02</text:p>
          </table:table-cell>
          <table:table-cell office:value-type="string" calcext:value-type="string">
            <text:p>AWS cost (12 USD) for discourse.opensource.hk</text:p>
          </table:table-cell>
          <table:table-cell office:value-type="float" office:value="93.48" calcext:value-type="float">
            <text:p>93.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93.48" calcext:value-type="float">
            <text:p>93.48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31.6" calcext:value-type="float">
            <text:p>13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AWS cost (12 USD) for discourse.opensource.hk</text:p>
          </table:table-cell>
          <table:table-cell office:value-type="float" office:value="93.48" calcext:value-type="float">
            <text:p>93.4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93.48" calcext:value-type="float">
            <text:p>93.48</text:p>
          </table:table-cell>
        </table:table-row>
      </table:table>
      <table:table table:name="oshk-account-2024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date" office:date-value="2024-01-02" calcext:value-type="date">
            <text:p>2024-01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4-02-02" calcext:value-type="date">
            <text:p>2024-02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4-03-02" calcext:value-type="date">
            <text:p>2024-03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string" calcext:value-type="string">
            <text:p>Meetup subscription 6-month (29.94 USD)</text:p>
          </table:table-cell>
          <table:table-cell office:value-type="float" office:value="233.23" calcext:value-type="float">
            <text:p>233.2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233.23" calcext:value-type="float">
            <text:p>233.23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01.72" calcext:value-type="float">
            <text:p>101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01.72" calcext:value-type="float">
            <text:p>101.72</text:p>
          </table:table-cell>
        </table:table-row>
        <table:table-row table:style-name="ro1">
          <table:table-cell office:value-type="date" office:date-value="2024-05-02" calcext:value-type="date">
            <text:p>2024-05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4-06-02" calcext:value-type="date">
            <text:p>2024-06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4-07-02" calcext:value-type="date">
            <text:p>2024-07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4-08-02" calcext:value-type="date">
            <text:p>2024-08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4-09-04" calcext:value-type="date">
            <text:p>2024-09-04</text:p>
          </table:table-cell>
          <table:table-cell office:value-type="string" calcext:value-type="string">
            <text:p>Meetup subscription 6-month (99 USD)</text:p>
          </table:table-cell>
          <table:table-cell office:value-type="float" office:value="771.21" calcext:value-type="float">
            <text:p>771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771.21" calcext:value-type="float">
            <text:p>771.21</text:p>
          </table:table-cell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4-11-01" calcext:value-type="date">
            <text:p>2024-11-01</text:p>
          </table:table-cell>
          <table:table-cell office:value-type="string" calcext:value-type="string">
            <text:p>Zoom Pro Annual (149.9 USD)</text:p>
          </table:table-cell>
          <table:table-cell office:value-type="float" office:value="1167.71" calcext:value-type="float">
            <text:p>1167.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167.71" calcext:value-type="float">
            <text:p>1167.71</text:p>
          </table:table-cell>
        </table:table-row>
        <table:table-row table:style-name="ro1">
          <table:table-cell office:value-type="date" office:date-value="2024-11-02" calcext:value-type="date">
            <text:p>2024-11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string" calcext:value-type="string">
            <text:p>Google Workspace for opensource.hk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sh by Sammy</text:p>
          </table:table-cell>
          <table:table-cell/>
          <table:table-cell office:value-type="float" office:value="112.8" calcext:value-type="float">
            <text:p>11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10:36:06.074054000</meta:creation-date>
    <dc:date>2026-03-11T11:15:19.816096000</dc:date>
    <meta:editing-duration>PT17M44S</meta:editing-duration>
    <meta:editing-cycles>2</meta:editing-cycles>
    <meta:generator>LibreOffice/25.8.4.2$MacOSX_AARCH64 LibreOffice_project/290daaa01b999472f0c7a3890eb6a550fd74c6df</meta:generator>
    <meta:document-statistic meta:table-count="3" meta:cell-count="212" meta:object-count="0"/>
  </office:meta>
</office:document-meta>
</file>